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1 <text:s/>Готовность к защите Родины с оружием в руках <text:s text:c="213"/></text:p>
      <text:p text:style-name="Standard"><text:s text:c="3"/>2 <text:s/>Военно-профессиональная направленность <text:s text:c="219"/></text:p>
      <text:p text:style-name="Standard"><text:s text:c="3"/>3 <text:s/>Прямые внутренние мотивы военно-профессиональной деятельности <text:s text:c="196"/></text:p>
      <text:p text:style-name="Standard"><text:s text:c="3"/>4 <text:s/>Стремление к профессиональному совершенству <text:s text:c="214"/></text:p>
      <text:p text:style-name="Standard"><text:s text:c="3"/>5 <text:s/>Адекватная самооценка <text:s text:c="236"/></text:p>
      <text:p text:style-name="Standard"><text:s text:c="3"/>6 <text:s/>Самостоятельность <text:s text:c="240"/></text:p>
      <text:p text:style-name="Standard"><text:s text:c="3"/>7 <text:s/>Пунктуальность, педантичность <text:s text:c="228"/></text:p>
      <text:p text:style-name="Standard"><text:s text:c="3"/>8 <text:s/>Дисциплинированность <text:s text:c="237"/></text:p>
      <text:p text:style-name="Standard"><text:s text:c="3"/>9 <text:s/>Аккуратность в работе <text:s text:c="236"/></text:p>
      <text:p text:style-name="Standard"><text:s text:c="2"/>10 <text:s/>Организованность, самодисциплина <text:s text:c="225"/></text:p>
      <text:p text:style-name="Standard"><text:s text:c="2"/>11 <text:s/>Старательность, исполнительность <text:s text:c="225"/></text:p>
      <text:p text:style-name="Standard"><text:s text:c="2"/>12 <text:s/>Ответственность <text:s text:c="242"/></text:p>
      <text:p text:style-name="Standard"><text:s text:c="2"/>13 <text:s/>Трудолюбие <text:s text:c="247"/></text:p>
      <text:p text:style-name="Standard"><text:s text:c="2"/>14 <text:s/>Инициативность <text:s text:c="243"/></text:p>
      <text:p text:style-name="Standard"><text:s text:c="2"/>15 <text:s/>Самокритичность <text:s text:c="242"/></text:p>
      <text:p text:style-name="Standard"><text:s text:c="2"/>16 <text:s/>Оптимизм, доминирование положительных эмоций <text:s text:c="213"/></text:p>
      <text:p text:style-name="Standard"><text:s text:c="2"/>17 <text:s/>Самообладание, эмоциональная уравновешенность, выдержка <text:s text:c="202"/></text:p>
      <text:p text:style-name="Standard"><text:s text:c="2"/>18 <text:s/>Самоконтроль, способность к самонаблюдению <text:s text:c="215"/></text:p>
      <text:p text:style-name="Standard"><text:s text:c="2"/>19 <text:s/>Предусмотрительность <text:s text:c="237"/></text:p>
      <text:p text:style-name="Standard"><text:s text:c="2"/>20 <text:s/>Фрустрационная толерантность <text:s text:c="229"/></text:p>
      <text:p text:style-name="Standard"><text:s text:c="2"/>21 <text:s/>Самомобилизующийся тип реакции на препятствия, возникающие на пути к достижению цели <text:s text:c="173"/></text:p>
      <text:p text:style-name="Standard"><text:s text:c="2"/>22 <text:s/>Интернальность <text:s text:c="243"/></text:p>
      <text:p text:style-name="Standard"><text:s text:c="2"/>23 <text:s/>Экстернальность <text:s text:c="242"/></text:p>
      <text:p text:style-name="Standard"><text:s text:c="2"/>24 <text:s/>Интрапунитивность <text:s text:c="240"/></text:p>
      <text:p text:style-name="Standard"><text:s text:c="2"/>25 <text:s/>Экстрапунитивность <text:s text:c="239"/></text:p>
      <text:p text:style-name="Standard"><text:s text:c="2"/>26 <text:s/>Способность планировать свою деятельность во времени <text:s text:c="205"/></text:p>
      <text:p text:style-name="Standard"><text:s text:c="2"/>27 <text:s/>Способность организовывать свою деятельность в условиях большого потока информации и разнообразия поставленных задач <text:s text:c="141"/></text:p>
      <text:p text:style-name="Standard"><text:s text:c="2"/>28 <text:s/>Способность брать на себя ответственность за принимаемые решения и действия <text:s text:c="182"/></text:p>
      <text:p text:style-name="Standard"><text:s text:c="2"/>29 <text:s/>Способность принимать решение в нестандартных ситуациях <text:s text:c="202"/></text:p>
      <text:p text:style-name="Standard"><text:s text:c="2"/>30 <text:s/>Способность рационально действовать в экстремальных ситуациях <text:s text:c="196"/></text:p>
      <text:p text:style-name="Standard"><text:s text:c="2"/>31 <text:s/>Способность эффективно действовать (также быстро принимать решения) в условиях дефицита времени <text:s text:c="162"/></text:p>
      <text:p text:style-name="Standard"><text:s text:c="2"/>32 <text:s/>Способность переносить неприятные ощущения без потрясений <text:s text:c="200"/></text:p>
      <text:p text:style-name="Standard"><text:s text:c="2"/>33 <text:s/>Способность аргументировано отстаивать свое мнение <text:s text:c="207"/></text:p>
      <text:p text:style-name="Standard"><text:s text:c="2"/>34 <text:s/>Способность к переключениям с одной деятельности на другую <text:s text:c="199"/></text:p>
      <text:p text:style-name="Standard"><text:s text:c="2"/>35 <text:s/>Способность преодолевать страх <text:s text:c="227"/></text:p>
      <text:p text:style-name="Standard"><text:s text:c="2"/>36 <text:s/>Зрительная оценка размеров предметов <text:s text:c="221"/></text:p>
      <text:p text:style-name="Standard"><text:s text:c="2"/>37 <text:s/>Зрительное восприятие расстояний между предметами <text:s text:c="208"/></text:p>
      <text:p text:style-name="Standard"><text:s text:c="2"/>38 <text:s/>Глазомер: линейный, угловой, объемный <text:s text:c="220"/></text:p>
      <text:p text:style-name="Standard"><text:s text:c="2"/>39 <text:s/>Глазомер динамический <text:s text:c="236"/></text:p>
      <text:p text:style-name="Standard"><text:s text:c="2"/>40 <text:s/>Способность к различению фигуры на малоконтрастном фоне <text:s text:c="202"/></text:p>
      <text:p text:style-name="Standard"><text:s text:c="2"/>41 <text:s/>Способность различать и опознавать замаскированные объекты <text:s text:c="199"/></text:p>
      <text:p text:style-name="Standard"><text:s text:c="2"/>42 <text:s/>Способность к восприятию пространственного соотношения предметов <text:s text:c="193"/></text:p>
      <text:p text:style-name="Standard"><text:s text:c="2"/>43 <text:s/>Точность и оценка направления на источник звука <text:s text:c="210"/></text:p>
      <text:p text:style-name="Standard"><text:s text:c="2"/>44 <text:s/>Способность узнавать и различать ритмы <text:s text:c="219"/></text:p>
      <text:p text:style-name="Standard"><text:s text:c="2"/>45 <text:s/>Речевой слух <text:s text:c="245"/></text:p>
      <text:p text:style-name="Standard"><text:s text:c="2"/>46 <text:s/>Различение отрезков времени <text:s text:c="230"/></text:p>
      <text:p text:style-name="Standard"><text:s text:c="2"/>47 <text:s/>Способность к распознаванию небольших отклонений параметров технологических процессов от заданных значений по визуальным признакам <text:s text:c="127"/></text:p>
      <text:p text:style-name="Standard"><text:soft-page-break/><text:s text:c="2"/>48 <text:s/>Способность к распознаванию небольших отклонений параметров технологических процессов от заданных значений по акустическим признакам <text:s text:c="125"/></text:p>
      <text:p text:style-name="Standard"><text:s text:c="2"/>49 <text:s/>Способность к распознаванию небольших отклонений параметров технологических процессов от заданных значений по кинестетическим признакам <text:s text:c="122"/></text:p>
      <text:p text:style-name="Standard"><text:s text:c="2"/>50 <text:s/>Способность к зрительным представлениям <text:s text:c="218"/></text:p>
      <text:p text:style-name="Standard"><text:s text:c="2"/>51 <text:s/>Способность к пространственному воображению <text:s text:c="214"/></text:p>
      <text:p text:style-name="Standard"><text:s text:c="2"/>52 <text:s/>Способность к образному представлению предметов, процессов и явлений <text:s text:c="189"/></text:p>
      <text:p text:style-name="Standard"><text:s text:c="2"/>53 <text:s/>Способность наглядно представлять себе новое явление, ранее, не встречающееся в опыте, или старое, но в новых условиях <text:s text:c="139"/></text:p>
      <text:p text:style-name="Standard"><text:s text:c="2"/>54 <text:s/>Способность к переводу образа в словесное описание <text:s text:c="207"/></text:p>
      <text:p text:style-name="Standard"><text:s text:c="2"/>55 <text:s/>Способность к воссозданию образа по словесному описанию <text:s text:c="202"/></text:p>
      <text:p text:style-name="Standard"><text:s text:c="2"/>56 <text:s/>Аналитичность <text:s text:c="244"/></text:p>
      <text:p text:style-name="Standard"><text:s text:c="2"/>57 <text:s/>Синтетичность <text:s text:c="244"/></text:p>
      <text:p text:style-name="Standard"><text:s text:c="2"/>58 <text:s/>Транссонантность <text:s text:c="241"/></text:p>
      <text:p text:style-name="Standard"><text:s text:c="2"/>59 <text:s/>Логичность <text:s text:c="247"/></text:p>
      <text:p text:style-name="Standard"><text:s text:c="2"/>60 <text:s/>Креативность <text:s text:c="245"/></text:p>
      <text:p text:style-name="Standard"><text:s text:c="2"/>61 <text:s/>Оперативность <text:s text:c="244"/></text:p>
      <text:p text:style-name="Standard"><text:s text:c="2"/>62 <text:s/>Предметность <text:s text:c="245"/></text:p>
      <text:p text:style-name="Standard"><text:s text:c="2"/>63 <text:s/>Образность <text:s text:c="247"/></text:p>
      <text:p text:style-name="Standard"><text:s text:c="2"/>64 <text:s/>Абстрактность <text:s text:c="244"/></text:p>
      <text:p text:style-name="Standard"><text:s text:c="2"/>65 <text:s/>Вербальность <text:s text:c="245"/></text:p>
      <text:p text:style-name="Standard"><text:s text:c="2"/>66 <text:s/>Калькулятивность <text:s text:c="241"/></text:p>
      <text:p text:style-name="Standard"><text:s text:c="2"/>67 <text:s/>Энергичность, витальность <text:s text:c="232"/></text:p>
      <text:p text:style-name="Standard"><text:s text:c="2"/>68 <text:s/>Умственная работоспособность <text:s text:c="229"/></text:p>
      <text:p text:style-name="Standard"><text:s text:c="2"/>69 <text:s/>Физическая работоспособность <text:s text:c="229"/></text:p>
      <text:p text:style-name="Standard"><text:s text:c="2"/>70 <text:s/>Нервно-эмоциональная устойчивость, выносливость по отношению к эмоциональным нагрузкам <text:s text:c="171"/></text:p>
      <text:p text:style-name="Standard"><text:s text:c="2"/>71 <text:s/>Острота зрения <text:s text:c="243"/></text:p>
      <text:p text:style-name="Standard"><text:s text:c="2"/>72 <text:s/>Адаптация зрения к темноте, свету <text:s text:c="224"/></text:p>
      <text:p text:style-name="Standard"><text:s text:c="2"/>73 <text:s/>Контрастная чувствительность монохроматического зрения <text:s text:c="203"/></text:p>
      <text:p text:style-name="Standard"><text:s text:c="2"/>74 <text:s/>Цветовая дифференциальная чувствительность <text:s text:c="215"/></text:p>
      <text:p text:style-name="Standard"><text:s text:c="2"/>75 <text:s/>Устойчивость зрительной чувствительности во времени <text:s text:c="206"/></text:p>
      <text:p text:style-name="Standard"><text:s text:c="2"/>76 <text:s/>Острота слуха <text:s text:c="244"/></text:p>
      <text:p text:style-name="Standard"><text:s text:c="2"/>77 <text:s/>Контрастная чувствительность слуха <text:s text:c="223"/></text:p>
      <text:p text:style-name="Standard"><text:s text:c="2"/>78 <text:s/>Слуховая дифференциальная чувствительность <text:s text:c="215"/></text:p>
      <text:p text:style-name="Standard"><text:s text:c="2"/>79 <text:s/>Переносимость длительно действующего звукового раздражителя <text:s text:c="198"/></text:p>
      <text:p text:style-name="Standard"><text:s text:c="2"/>80 <text:s/>Чувствительность (осязание) пальцев <text:s text:c="222"/></text:p>
      <text:p text:style-name="Standard"><text:s text:c="2"/>81 <text:s/>Вибрационная чувствительность <text:s text:c="228"/></text:p>
      <text:p text:style-name="Standard"><text:s text:c="2"/>82 <text:s/>Мышечно-суставная чувствительность усилий или сопротивления <text:s text:c="198"/></text:p>
      <text:p text:style-name="Standard"><text:s text:c="2"/>83 <text:s/>Ощущение равновесия <text:s text:c="238"/></text:p>
      <text:p text:style-name="Standard"><text:s text:c="2"/>84 <text:s/>Ощущение ускорения <text:s text:c="239"/></text:p>
      <text:p text:style-name="Standard"><text:s text:c="2"/>85 <text:s/>Обонятельная чувствительность <text:s text:c="228"/></text:p>
      <text:p text:style-name="Standard"><text:s text:c="2"/>86 <text:s/>Способность узнавать и различать вкусовые ощущения <text:s text:c="207"/></text:p>
      <text:p text:style-name="Standard"><text:s text:c="2"/>87 <text:s/>Объем внимания <text:s text:c="243"/></text:p>
      <text:p text:style-name="Standard"><text:s text:c="2"/>88 <text:s/>Концентрированность внимания <text:s text:c="229"/></text:p>
      <text:p text:style-name="Standard"><text:s text:c="2"/>89 <text:s/>Устойчивость внимания во времени <text:s text:c="225"/></text:p>
      <text:p text:style-name="Standard"><text:s text:c="2"/>90 <text:s/>Переключаемость внимания <text:s text:c="233"/></text:p>
      <text:p text:style-name="Standard"><text:s text:c="2"/>91 <text:s/>Способность к распределению внимания между несколькими объектами или видами деятельности <text:s text:c="169"/></text:p>
      <text:p text:style-name="Standard"><text:s text:c="2"/>92 <text:s/>Помехоустойчивость внимания <text:s text:c="230"/></text:p>
      <text:p text:style-name="Standard"><text:s text:c="2"/>93 <text:s/>Способность подмечать изменения в окружающей обстановке, не сосредотачивая сознательно на них внимание <text:s text:c="155"/></text:p>
      <text:p text:style-name="Standard"><text:soft-page-break/><text:s text:c="2"/>94 <text:s/>Умение подмечать незначительные изменения в исследуемом объекте, в показаниях приборов <text:s text:c="171"/></text:p>
      <text:p text:style-name="Standard"><text:s text:c="2"/>95 <text:s/>Способность реагировать на неожиданный зрительный сигнал посредством определённых движений <text:s text:c="167"/></text:p>
      <text:p text:style-name="Standard"><text:s text:c="2"/>96 <text:s/>Способность реагировать на неожиданный слуховой сигнал посредством определённых движений <text:s text:c="169"/></text:p>
      <text:p text:style-name="Standard"><text:s text:c="2"/>97 <text:s/>Согласованность движений с процессами восприятия (сложноорганизованная деятельность) <text:s text:c="173"/></text:p>
      <text:p text:style-name="Standard"><text:s text:c="2"/>98 <text:s/>Способность к сенсомоторному слежению за движущимся объектом <text:s text:c="197"/></text:p>
      <text:p text:style-name="Standard"><text:s text:c="2"/>99 <text:s/>Способность к выполнению мелких точных движений <text:s text:c="210"/></text:p>
      <text:p text:style-name="Standard"><text:s/>100 <text:s/>Способность к выполнению сложных двигательных действий (актов) <text:s text:c="195"/></text:p>
      <text:p text:style-name="Standard"><text:s/>101 <text:s/>Способность к выполнению плавных соразмерных движений <text:s text:c="204"/></text:p>
      <text:p text:style-name="Standard"><text:s/>102 <text:s/>Координация движений ведущей руки <text:s text:c="224"/></text:p>
      <text:p text:style-name="Standard"><text:s/>103 <text:s/>Координация движений обеих рук <text:s text:c="227"/></text:p>
      <text:p text:style-name="Standard"><text:s/>104 <text:s/>Координация движений рук и ног <text:s text:c="227"/></text:p>
      <text:p text:style-name="Standard"><text:s/>105 <text:s/>Координация работы кистей рук и пальцев <text:s text:c="218"/></text:p>
      <text:p text:style-name="Standard"><text:s/>106 <text:s/>Твердость руки, устойчивость кистей рук (низкий тремор) <text:s text:c="202"/></text:p>
      <text:p text:style-name="Standard"><text:s/>107 <text:s/>Умение быстро записывать <text:s text:c="233"/></text:p>
      <text:p text:style-name="Standard"><text:s/>108 <text:s/>Красивый почерк <text:s text:c="242"/></text:p>
      <text:p text:style-name="Standard"><text:s/>109 <text:s/>Физическая сила <text:s text:c="242"/></text:p>
      <text:p text:style-name="Standard"><text:s/>110 <text:s/>Способность к быстрой выработке сенсомоторных навыков <text:s text:c="204"/></text:p>
      <text:p text:style-name="Standard"><text:s/>111 <text:s/>Способность к быстрой перестройке сенсомоторных навыков <text:s text:c="202"/></text:p>
      <text:p text:style-name="Standard"><text:s/>112 <text:s/>Пластичность и выразительность движений <text:s text:c="218"/></text:p>
      <text:p text:style-name="Standard"><text:s/>113 <text:s/>Отсутствие дефектов речи, хорошая дикция <text:s text:c="217"/></text:p>
      <text:p text:style-name="Standard"><text:s/>114 <text:s/>Способность речевого аппарата к интенсивной и длительной работе <text:s text:c="194"/></text:p>
      <text:p text:style-name="Standard"><text:s/>115 <text:s/>Способность к изменению тембра <text:s text:c="227"/></text:p>
      <text:p text:style-name="Standard"><text:s/>116 <text:s/>Способность к изменению силы звучания <text:s text:c="220"/></text:p>
      <text:p text:style-name="Standard"><text:s/>117 <text:s/>Переносимость динамических физических нагрузок <text:s text:c="211"/></text:p>
      <text:p text:style-name="Standard"><text:s/>118 <text:s/>Переносимость статических физических нагрузок <text:s text:c="212"/></text:p>
      <text:p text:style-name="Standard"><text:s/>119 <text:s/>Быстрый переход из состояния покоя к интенсивной работе <text:s text:c="202"/></text:p>
      <text:p text:style-name="Standard"><text:s/>120 <text:s/>Сохранение работоспособности при недостатке сна <text:s text:c="210"/></text:p>
      <text:p text:style-name="Standard"><text:s/>121 <text:s/>Сохранение работоспособности при развивающемся утомлении <text:s text:c="201"/></text:p>
      <text:p text:style-name="Standard"><text:s/>122 <text:s/>Сохранение бдительности в условиях однообразной деятельности (монотонии) <text:s text:c="185"/></text:p>
      <text:p text:style-name="Standard"><text:s/>123 <text:s/>Сохранение бдительности в режиме ожидания <text:s text:c="216"/></text:p>
      <text:p text:style-name="Standard"><text:s/>124 <text:s/>Сохранение работоспособности в некомфортных температурных условиях <text:s text:c="191"/></text:p>
      <text:p text:style-name="Standard"><text:s/>125 <text:s/>Сохранение работоспособности в условиях знакопеременных перегрузок <text:s text:c="191"/></text:p>
      <text:p text:style-name="Standard"><text:s/>126 <text:s/>Сохранение работоспособности в условиях воздействия вибрации <text:s text:c="197"/></text:p>
      <text:p text:style-name="Standard"><text:s/>127 <text:s/>Сохранение работоспособности в условиях воздействия разнонаправленных перегрузок <text:s text:c="177"/></text:p>
      <text:p text:style-name="Standard"><text:s/>128 <text:s/>Сохранение работоспособности в условиях гипо(гипер) барометрических колебаний <text:s text:c="180"/></text:p>
      <text:p text:style-name="Standard"><text:s/>129 <text:s/>Сохранение работоспособности в условиях пониженного парциального давления кислорода <text:s text:c="174"/></text:p>
      <text:p text:style-name="Standard"><text:s/>130 <text:s/>Сохранение работоспособности в условиях пониженного парциального давления углекислого газа <text:s text:c="167"/></text:p>
      <text:p text:style-name="Standard"><text:s/>131 <text:s/>Сохранение работоспособности в условиях ограничения возможностей удовлетворения базовых жизненных потребностей <text:s text:c="147"/></text:p>
      <text:p text:style-name="Standard"><text:s/>132 <text:s/>Сохранение работоспособности в разных природно-климатических условиях <text:s text:c="188"/></text:p>
      <text:p text:style-name="Standard"><text:s/>133 <text:s/>Способность переадаптироваться к новым средовым условиям <text:s text:c="201"/></text:p>
      <text:p text:style-name="Standard"><text:s/>134 <text:s/>Антропометрические характеристики (в соответствии с требованиями профессии) <text:s text:c="182"/></text:p>
      <text:p text:style-name="Standard"><text:s/>135 <text:s/>Особенности телосложения (в соответствии с требованиями профессии) <text:s text:c="191"/></text:p>
      <text:p text:style-name="Standard"><text:s/>136 <text:s/>Хорошее общее физическое развитие – выносливость, координированность, сила, быстрота <text:s text:c="173"/></text:p>
      <text:p text:style-name="Standard"><text:soft-page-break/><text:s/>137 <text:s/>Физическая подготовленность к воздействию неблагоприятных факторов профессиональной деятельности <text:s text:c="161"/></text:p>
      <text:p text:style-name="Standard"><text:s/>138 <text:s/>Зрительная долговременная память на лица <text:s text:c="217"/></text:p>
      <text:p text:style-name="Standard"><text:s/>139 <text:s/>Зрительная долговременная память на образы предметного мира <text:s text:c="198"/></text:p>
      <text:p text:style-name="Standard"><text:s/>140 <text:s/>Зрительная долговременная память на условные обозначения (знаки, символы, планы, схемы, графики) <text:s text:c="161"/></text:p>
      <text:p text:style-name="Standard"><text:s/>141 <text:s/>Зрительная долговременная память на цифры, даты <text:s text:c="210"/></text:p>
      <text:p text:style-name="Standard"><text:s/>142 <text:s/>Зрительная долговременная память на слова и фразы <text:s text:c="208"/></text:p>
      <text:p text:style-name="Standard"><text:s/>143 <text:s/>Зрительная долговременная память на семантику текста <text:s text:c="205"/></text:p>
      <text:p text:style-name="Standard"><text:s/>144 <text:s/>Зрительная оперативная память на лица <text:s text:c="220"/></text:p>
      <text:p text:style-name="Standard"><text:s/>145 <text:s/>Зрительная оперативная память на образы предметного мира <text:s text:c="201"/></text:p>
      <text:p text:style-name="Standard"><text:s/>146 <text:s/>Зрительная оперативная память на условные обозначения (знаки, символы, планы, схемы, графики) <text:s text:c="164"/></text:p>
      <text:p text:style-name="Standard"><text:s/>147 <text:s/>Зрительная оперативная память на цифры, <text:s/>даты <text:s text:c="212"/></text:p>
      <text:p text:style-name="Standard"><text:s/>148 <text:s/>Зрительная оперативная память на слова и фразы <text:s text:c="211"/></text:p>
      <text:p text:style-name="Standard"><text:s/>149 <text:s/>Зрительная оперативная память на семантику текста <text:s text:c="208"/></text:p>
      <text:p text:style-name="Standard"><text:s/>150 <text:s/>Слуховая долговременная память на голоса <text:s text:c="217"/></text:p>
      <text:p text:style-name="Standard"><text:s/>151 <text:s/>Слуховая долговременная память на цифры <text:s text:c="218"/></text:p>
      <text:p text:style-name="Standard"><text:s/>152 <text:s/>Слуховая долговременная память на условные сигналы <text:s text:c="207"/></text:p>
      <text:p text:style-name="Standard"><text:s/>153 <text:s/>Слуховая долговременная память на мелодии <text:s text:c="216"/></text:p>
      <text:p text:style-name="Standard"><text:s/>154 <text:s/>Слуховая долговременная память на семантику сообщений <text:s text:c="204"/></text:p>
      <text:p text:style-name="Standard"><text:s/>155 <text:s/>Слуховая оперативная память на цифры <text:s text:c="221"/></text:p>
      <text:p text:style-name="Standard"><text:s/>156 <text:s/>Слуховая оперативная память на семантику сообщений <text:s text:c="207"/></text:p>
      <text:p text:style-name="Standard"><text:s/>157 <text:s/>Кинестетическая (моторная) память на простые движения <text:s text:c="204"/></text:p>
      <text:p text:style-name="Standard"><text:s/>158 <text:s/>Кинестетическая (моторная) память на сложные движения <text:s text:c="204"/></text:p>
      <text:p text:style-name="Standard"><text:s/>159 <text:s/>Кинестетическая (моторная) память на положение и перемещение тела в пространстве <text:s text:c="177"/></text:p>
      <text:p text:style-name="Standard"><text:s/>160 <text:s/>Тактильная память <text:s text:c="240"/></text:p>
      <text:p text:style-name="Standard"><text:s/>161 <text:s/>Обонятельная память <text:s text:c="238"/></text:p>
      <text:p text:style-name="Standard"><text:s/>162 <text:s/>Вкусовая память 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8:55:43.060205014</meta:creation-date>
    <dc:date>2023-02-26T18:56:55.011736624</dc:date>
    <meta:editing-duration>PT1M12S</meta:editing-duration>
    <meta:editing-cycles>1</meta:editing-cycles>
    <meta:document-statistic meta:table-count="0" meta:image-count="0" meta:object-count="0" meta:page-count="4" meta:paragraph-count="162" meta:word-count="976" meta:character-count="42534" meta:non-whitespace-character-count="7322"/>
    <meta:generator>LibreOffice/7.3.7.2$Linux_X86_64 LibreOffice_project/30$Build-2</meta:generator>
  </office:meta>
</office:document-meta>
</file>